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pitch="variable" style:font-charset="x-symbol"/>
    <style:font-face style:name="DejaVu Sans" svg:font-family="'DejaVu Sans'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Droid Sans"/>
    </style:style>
    <style:style style:name="P2" style:family="paragraph" style:parent-style-name="Standard">
      <style:paragraph-properties fo:text-align="center" style:justify-single-word="false"/>
      <style:text-properties style:font-name="Droid Sans" fo:font-size="28pt" fo:font-weight="bold" style:font-size-asian="28pt" style:font-weight-asian="bold" style:font-size-complex="28pt" style:font-weight-complex="bold"/>
    </style:style>
    <style:style style:name="P3" style:family="paragraph" style:parent-style-name="Standard">
      <style:paragraph-properties fo:text-align="end" style:justify-single-word="false"/>
      <style:text-properties style:font-name="Droid Sans" fo:font-size="12pt" fo:font-weight="bold" style:font-size-asian="10.5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roid Sans" fo:font-size="12pt" fo:font-weight="bold" style:font-size-asian="10.5pt" style:font-weight-asian="bold" style:font-size-complex="12pt" style:font-weight-complex="bold"/>
    </style:style>
    <style:style style:name="P5" style:family="paragraph" style:parent-style-name="Standard">
      <style:paragraph-properties fo:text-align="center" style:justify-single-word="false"/>
      <style:text-properties style:font-name="Droid Sans" fo:font-size="12pt" fo:font-weight="bold" style:font-size-asian="10.5pt" style:font-weight-asian="bold" style:font-size-complex="12pt" style:font-weight-complex="bold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roid Sans" fo:font-size="12pt" fo:font-weight="normal" style:font-size-asian="10.5pt" style:font-weight-asian="normal" style:font-size-complex="12pt" style:font-weight-complex="normal"/>
    </style:style>
    <style:style style:name="P7" style:family="paragraph" style:parent-style-name="Standard">
      <style:paragraph-properties fo:text-align="end" style:justify-single-word="false"/>
      <style:text-properties style:font-name="Droid Sans" fo:font-size="16pt" fo:font-weight="bold" style:font-size-asian="16pt" style:font-weight-asian="bold" style:font-size-complex="16pt" style:font-weight-complex="bold"/>
    </style:style>
    <style:style style:name="P8" style:family="paragraph" style:parent-style-name="Standard">
      <style:paragraph-properties fo:text-align="start" style:justify-single-word="false"/>
      <style:text-properties style:font-name="Droid Sans" fo:font-size="16pt" fo:font-weight="bold" style:font-size-asian="16pt" style:font-weight-asian="bold" style:font-size-complex="16pt" style:font-weight-complex="bold"/>
    </style:style>
    <style:style style:name="P9" style:family="paragraph" style:parent-style-name="Standard">
      <style:paragraph-properties fo:text-align="center" style:justify-single-word="false"/>
      <style:text-properties style:font-name="Droid 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roid Sans" fo:font-size="16pt" fo:font-weight="bold" style:font-size-asian="14pt" style:font-weight-asian="bold" style:font-size-complex="16pt" style:font-weight-complex="bold"/>
    </style:style>
    <style:style style:name="T1" style:family="text">
      <style:text-properties fo:font-weight="normal" style:font-weight-asian="normal" style:font-weight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tar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Предварительный отчёт</text:p>
      <text:p text:style-name="P3"/>
      <text:p text:style-name="P3"/>
      <text:p text:style-name="P7">Группа 1081/3</text:p>
      <text:p text:style-name="P7">Алексюк Артём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9"><text:soft-page-break/>Описание программы</text:p>
      <text:p text:style-name="P9"/>
      <text:p text:style-name="P4"><text:tab/><text:span text:style-name="T1">Программа разделена на три части — получатель (Receiver), диспетчер (Dispatcher) и отправитель (Sender). Каждая часть выполняется в отдельном потоке.</text:span></text:p>
      <text:p text:style-name="P4"><text:span text:style-name="T1"/></text:p>
      <text:p text:style-name="P4"><text:span text:style-name="T1"><text:tab/>Получатель представляет собой набор классов, унаследованных от шаблона Receiver, осуществляющих получение данных из различных источников. Примером такого класса является RSSReceiver, получающий и обрабатывающий данные из RSS-лент. Результатом работы является очередь (queue) из структуры, индивидуальной для каждого класса. Для RSSReceiver используется структура RSSRecord. Конкретная структура указывается при наследовании от шаблона.</text:span></text:p>
      <text:p text:style-name="P4"><text:span text:style-name="T1"><text:tab/>Основной метод в этом классе — worker. В ходе работы он получает XML-документ по HTTP с помощью приватного метода downloadSource, после чего исполняется метод parseFeed, выполняющий разбор XML с помощью стороннего парсера (Expat, libxml2 или другого). Результатом является заполненная структура, которая помещается в очередь.</text:span></text:p>
      <text:p text:style-name="P4"><text:span text:style-name="T1"/></text:p>
      <text:p text:style-name="P4"><text:span text:style-name="T1"><text:tab/>Диспетчер получает структуру от получателя, при необходимости выполняет преобразования (например, преобразует гипертекст в обычный с помощью сторонней утилиты html2txt) и создает другую структуру, пригодную для обработки отправителем.</text:span></text:p>
      <text:p text:style-name="P4"><text:span text:style-name="T1"/></text:p>
      <text:p text:style-name="P4"><text:span text:style-name="T1"><text:tab/>Отправитель по своей структуре подобен получателю. Используется класс SMTPSender, его основой является метод worker. Сначала происходит создание Email-сообщения с помощью метода genEmail, после чего происходит его отправка с помощью метода sendMail. Для удобства реализации некоторая информация дублируется в аргументах этого метода.</text:span></text:p>
      <text:p text:style-name="P4"><text:span text:style-name="T1"/></text:p>
      <text:p text:style-name="P4"><text:span text:style-name="T1"><text:tab/>Для управления программой используется отдельное приложение с графическим интерфейсом, взаимодействующее с основной программой с помощью XML-RPC.</text:span></text:p>
      <text:p text:style-name="P5"><text:span text:style-name="T1"/></text:p>
      <text:p text:style-name="P10">Перспективы</text:p>
      <text:p text:style-name="P10"/>
      <text:list xml:id="list503718511" text:style-name="L1">
        <text:list-item>
          <text:p text:style-name="P6">Реализовать максимально упрощенные классы TestReceiver и TestSender. Они будут являться шаблонами для других классов.</text:p>
        </text:list-item>
        <text:list-item>
          <text:p text:style-name="P6">Проработать способ передачи очереди между частями программы. Кроме этого, не определен способ передачи уведомления о том, что очередь изменилась.</text:p>
        </text:list-item>
        <text:list-item>
          <text:p text:style-name="P6">Проработать структуру отдельного приложения для управления основной программой, а также структуру класса, осуществляющего реализацию XML-RPC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pitch="variable" style:font-charset="x-symbol"/>
    <style:font-face style:name="DejaVu Sans" svg:font-family="'DejaVu Sans'"/>
    <style:font-face style:name="OpenSymbol" svg:font-family="OpenSymbol"/>
    <style:font-face style:name="FreeSans1" svg:font-family="FreeSans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LGC Sans" svg:font-family="'DejaVu LGC Sans'" style:font-family-generic="swiss" style:font-pitch="variable"/>
    <style:font-face style:name="Droid Sans" svg:font-family="'Droid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16T12:24:05</meta:creation-date>
    <dc:date>2012-02-16T13:11:07</dc:date>
    <meta:editing-duration>PT47M5S</meta:editing-duration>
    <meta:editing-cycles>7</meta:editing-cycles>
    <meta:generator>LibreOffice/3.4$Linux LibreOffice_project/340m1$Build-502</meta:generator>
    <meta:document-statistic meta:table-count="0" meta:image-count="0" meta:object-count="0" meta:page-count="2" meta:paragraph-count="14" meta:word-count="256" meta:character-count="2109" meta:non-whitespace-character-count="1864"/>
  </office:meta>
</office:document-meta>
</file>